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esourceLoader.SourceResourceLoader( ResourceLoader delegate ,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ResourceLoader.getResource( String loc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ResourceLoader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